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stroke-linejoin="round" svg:stroke-linecap="butt" draw:fill="solid" draw:fill-color="#ffffff" fo:padding-top="0.017cm" fo:padding-bottom="0.017cm" fo:padding-left="0.017cm" fo:padding-right="0.017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7"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T1" style:family="text">
      <style:text-properties fo:color="#000000" style:font-name="DejaVuSans" fo:font-size="10pt"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296cm" svg:height="0.295cm" svg:x="2.977cm" svg:y="10.237cm" svg:viewBox="0 0 297 296" svg:d="M149 296c39 0 77-15 104-43 28-28 44-66 44-105s-16-77-44-104c-27-28-65-44-104-44-40 0-78 16-105 44-28 27-44 65-44 104s16 77 44 105c27 28 65 43 105 43z">
          <text:p/>
        </draw:path>
        <draw:path draw:style-name="gr1" draw:text-style-name="P1" draw:layer="layout" svg:width="0.295cm" svg:height="0.295cm" svg:x="3.092cm" svg:y="10.086cm" svg:viewBox="0 0 296 296" svg:d="M149 296c39 0 76-16 104-43 28-28 43-66 43-105s-15-77-43-105-65-43-104-43-77 15-105 43c-27 28-44 66-44 105s17 77 44 105c28 27 66 43 105 43z">
          <text:p/>
        </draw:path>
        <draw:path draw:style-name="gr2" draw:text-style-name="P1" draw:layer="layout" svg:width="0.295cm" svg:height="0.295cm" svg:x="4.102cm" svg:y="9.848cm" svg:viewBox="0 0 296 296" svg:d="M147 296c40 0 78-16 106-43 27-28 43-66 43-105s-16-76-43-104c-28-29-66-44-106-44-39 0-76 15-104 44-28 28-43 65-43 104s15 77 43 105c28 27 65 43 104 43z">
          <text:p/>
        </draw:path>
        <draw:path draw:style-name="gr3" draw:text-style-name="P2" draw:layer="layout" svg:width="0.295cm" svg:height="0.295cm" svg:x="4.102cm" svg:y="9.848cm" svg:viewBox="0 0 296 296" svg:d="M147 296c40 0 78-16 106-43 27-28 43-66 43-105s-16-76-43-104c-28-29-66-44-106-44-39 0-76 15-104 44-28 28-43 65-43 104s15 77 43 105c28 27 65 43 104 43z">
          <text:p/>
        </draw:path>
        <draw:path draw:style-name="gr1" draw:text-style-name="P1" draw:layer="layout" svg:width="0.295cm" svg:height="0.295cm" svg:x="5.882cm" svg:y="9.428cm" svg:viewBox="0 0 296 296" svg:d="M148 296c40 0 77-15 105-43s43-65 43-105-15-77-43-105-65-43-105-43c-39 0-77 15-105 43-27 28-43 65-43 105s16 77 43 105c28 28 66 43 105 43z">
          <text:p/>
        </draw:path>
        <draw:path draw:style-name="gr1" draw:text-style-name="P1" draw:layer="layout" svg:width="0.295cm" svg:height="0.295cm" svg:x="7.176cm" svg:y="9.129cm" svg:viewBox="0 0 296 296" svg:d="M148 296c39 0 77-15 105-43 27-27 43-65 43-105 0-39-16-77-43-105-28-27-66-43-105-43s-76 16-105 43c-28 28-43 66-43 105 0 40 15 78 43 105 29 28 66 43 105 43z">
          <text:p/>
        </draw:path>
        <draw:path draw:style-name="gr1" draw:text-style-name="P1" draw:layer="layout" svg:width="0.296cm" svg:height="0.295cm" svg:x="8.855cm" svg:y="8.695cm" svg:viewBox="0 0 297 296" svg:d="M149 296c39 0 77-16 104-43 28-28 44-65 44-105 0-39-16-76-44-104-27-28-65-44-104-44-40 0-78 16-105 44-28 28-44 65-44 104 0 40 16 77 44 105 27 27 65 43 105 43z">
          <text:p/>
        </draw:path>
        <draw:path draw:style-name="gr1" draw:text-style-name="P1" draw:layer="layout" svg:width="0.295cm" svg:height="0.295cm" svg:x="10.001cm" svg:y="8.257cm" svg:viewBox="0 0 296 296" svg:d="M147 296c40 0 78-16 106-43 27-28 43-66 43-106 0-39-16-76-43-104-28-28-66-43-106-43-39 0-76 15-104 43s-43 65-43 104c0 40 15 78 43 106 28 27 65 43 104 43z">
          <text:p/>
        </draw:path>
        <draw:path draw:style-name="gr1" draw:text-style-name="P1" draw:layer="layout" svg:width="0.295cm" svg:height="0.295cm" svg:x="10.896cm" svg:y="7.683cm" svg:viewBox="0 0 296 296" svg:d="M147 296c40 0 78-16 106-43 27-28 43-65 43-105s-16-77-43-105c-28-28-66-43-106-43-39 0-76 15-104 43s-43 65-43 105 15 77 43 105c28 27 65 43 104 43z">
          <text:p/>
        </draw:path>
        <draw:path draw:style-name="gr1" draw:text-style-name="P1" draw:layer="layout" svg:width="0.295cm" svg:height="0.295cm" svg:x="11.453cm" svg:y="6.964cm" svg:viewBox="0 0 296 296" svg:d="M148 296c39 0 77-15 105-44 28-28 43-65 43-104s-15-77-43-105c-28-27-66-43-105-43-40 0-77 16-105 43-27 28-43 66-43 105s16 76 43 104c28 29 65 44 105 44z">
          <text:p/>
        </draw:path>
        <draw:path draw:style-name="gr1" draw:text-style-name="P1" draw:layer="layout" svg:width="0.295cm" svg:height="0.295cm" svg:x="12.065cm" svg:y="6.05cm" svg:viewBox="0 0 296 296" svg:d="M148 296c40 0 77-16 105-44s43-65 43-104-15-77-43-105c-28-27-65-43-105-43-39 0-77 16-105 43-27 28-43 66-43 105s16 76 43 104c28 28 66 44 105 44z">
          <text:p/>
        </draw:path>
        <draw:path draw:style-name="gr1" draw:text-style-name="P1" draw:layer="layout" svg:width="0.295cm" svg:height="0.295cm" svg:x="12.88cm" svg:y="4.816cm" svg:viewBox="0 0 296 296" svg:d="M148 296c39 0 77-15 105-43s43-65 43-104-15-77-43-106c-28-27-66-43-105-43s-77 16-105 43c-27 29-43 67-43 106s16 76 43 104c28 28 66 43 105 43z">
          <text:p/>
        </draw:path>
        <draw:path draw:style-name="gr1" draw:text-style-name="P1" draw:layer="layout" svg:width="0.295cm" svg:height="0.295cm" svg:x="13.396cm" svg:y="3.22cm" svg:viewBox="0 0 296 296" svg:d="M148 296c40 0 77-16 105-43 27-28 43-66 43-106 0-39-16-76-43-104-28-28-65-43-105-43-39 0-76 15-104 43-29 28-44 65-44 104 0 40 15 78 44 106 28 27 65 43 104 43z">
          <text:p/>
        </draw:path>
        <draw:polygon draw:style-name="gr4" draw:text-style-name="P3" draw:layer="layout" svg:width="0cm" svg:height="0.123cm" svg:x="2.604cm" svg:y="10.85cm" svg:viewBox="0 0 0 124" draw:points="0,0 0,124">
          <text:p/>
        </draw:polygon>
        <draw:line draw:style-name="gr5" draw:text-style-name="P2" draw:layer="layout" svg:x1="2.604cm" svg:y1="10.85cm" svg:x2="2.604cm" svg:y2="10.974cm">
          <text:p/>
        </draw:line>
        <draw:polygon draw:style-name="gr4" draw:text-style-name="P3" draw:layer="layout" svg:width="0cm" svg:height="0.123cm" svg:x="4.895cm" svg:y="10.85cm" svg:viewBox="0 0 0 124" draw:points="0,0 0,124">
          <text:p/>
        </draw:polygon>
        <draw:line draw:style-name="gr5" draw:text-style-name="P2" draw:layer="layout" svg:x1="4.895cm" svg:y1="10.85cm" svg:x2="4.895cm" svg:y2="10.974cm">
          <text:p/>
        </draw:line>
        <draw:frame draw:style-name="gr6" draw:text-style-name="P5" draw:layer="layout" svg:width="0.451cm" svg:height="0.412cm" svg:x="2.38cm" svg:y="11.038cm">
          <draw:text-box>
            <text:p text:style-name="P4"><text:span text:style-name="T1">65</text:span></text:p>
          </draw:text-box>
        </draw:frame>
        <draw:polygon draw:style-name="gr4" draw:text-style-name="P3" draw:layer="layout" svg:width="0cm" svg:height="0.123cm" svg:x="7.185cm" svg:y="10.85cm" svg:viewBox="0 0 0 124" draw:points="0,0 0,124">
          <text:p/>
        </draw:polygon>
        <draw:line draw:style-name="gr5" draw:text-style-name="P2" draw:layer="layout" svg:x1="7.185cm" svg:y1="10.85cm" svg:x2="7.185cm" svg:y2="10.974cm">
          <text:p/>
        </draw:line>
        <draw:frame draw:style-name="gr6" draw:text-style-name="P5" draw:layer="layout" svg:width="0.451cm" svg:height="0.412cm" svg:x="4.671cm" svg:y="11.038cm">
          <draw:text-box>
            <text:p text:style-name="P4"><text:span text:style-name="T1">70</text:span></text:p>
          </draw:text-box>
        </draw:frame>
        <draw:polygon draw:style-name="gr4" draw:text-style-name="P3" draw:layer="layout" svg:width="0cm" svg:height="0.123cm" svg:x="9.476cm" svg:y="10.85cm" svg:viewBox="0 0 0 124" draw:points="0,0 0,124">
          <text:p/>
        </draw:polygon>
        <draw:line draw:style-name="gr5" draw:text-style-name="P2" draw:layer="layout" svg:x1="9.476cm" svg:y1="10.85cm" svg:x2="9.476cm" svg:y2="10.974cm">
          <text:p/>
        </draw:line>
        <draw:frame draw:style-name="gr6" draw:text-style-name="P5" draw:layer="layout" svg:width="0.451cm" svg:height="0.412cm" svg:x="6.962cm" svg:y="11.038cm">
          <draw:text-box>
            <text:p text:style-name="P4"><text:span text:style-name="T1">75</text:span></text:p>
          </draw:text-box>
        </draw:frame>
        <draw:polygon draw:style-name="gr4" draw:text-style-name="P3" draw:layer="layout" svg:width="0cm" svg:height="0.123cm" svg:x="11.767cm" svg:y="10.85cm" svg:viewBox="0 0 0 124" draw:points="0,0 0,124">
          <text:p/>
        </draw:polygon>
        <draw:line draw:style-name="gr5" draw:text-style-name="P2" draw:layer="layout" svg:x1="11.767cm" svg:y1="10.85cm" svg:x2="11.767cm" svg:y2="10.974cm">
          <text:p/>
        </draw:line>
        <draw:frame draw:style-name="gr6" draw:text-style-name="P5" draw:layer="layout" svg:width="0.451cm" svg:height="0.412cm" svg:x="9.252cm" svg:y="11.038cm">
          <draw:text-box>
            <text:p text:style-name="P4"><text:span text:style-name="T1">80</text:span></text:p>
          </draw:text-box>
        </draw:frame>
        <draw:polygon draw:style-name="gr4" draw:text-style-name="P3" draw:layer="layout" svg:width="0cm" svg:height="0.123cm" svg:x="14.057cm" svg:y="10.85cm" svg:viewBox="0 0 0 124" draw:points="0,0 0,124">
          <text:p/>
        </draw:polygon>
        <draw:line draw:style-name="gr5" draw:text-style-name="P2" draw:layer="layout" svg:x1="14.057cm" svg:y1="10.85cm" svg:x2="14.057cm" svg:y2="10.974cm">
          <text:p/>
        </draw:line>
        <draw:frame draw:style-name="gr6" draw:text-style-name="P5" draw:layer="layout" svg:width="0.451cm" svg:height="0.412cm" svg:x="11.543cm" svg:y="11.038cm">
          <draw:text-box>
            <text:p text:style-name="P4"><text:span text:style-name="T1">85</text:span></text:p>
          </draw:text-box>
        </draw:frame>
        <draw:frame draw:style-name="gr6" draw:text-style-name="P5" draw:layer="layout" svg:width="0.451cm" svg:height="0.412cm" svg:x="13.833cm" svg:y="11.038cm">
          <draw:text-box>
            <text:p text:style-name="P4"><text:span text:style-name="T1">90</text:span></text:p>
          </draw:text-box>
        </draw:frame>
        <draw:polygon draw:style-name="gr4" draw:text-style-name="P3" draw:layer="layout" svg:width="0.123cm" svg:height="0cm" svg:x="1.908cm" svg:y="10.385cm" svg:viewBox="0 0 124 0" draw:points="124,0 0,0">
          <text:p/>
        </draw:polygon>
        <draw:line draw:style-name="gr5" draw:text-style-name="P2" draw:layer="layout" svg:x1="2.032cm" svg:y1="10.385cm" svg:x2="1.908cm" svg:y2="10.385cm">
          <text:p/>
        </draw:line>
        <draw:frame draw:style-name="gr6" draw:text-style-name="P5" draw:layer="layout" svg:width="2.203cm" svg:height="0.412cm" svg:x="7.232cm" svg:y="11.521cm">
          <draw:text-box>
            <text:p text:style-name="P4"><text:span text:style-name="T1">pixels_mean</text:span></text:p>
          </draw:text-box>
        </draw:frame>
        <draw:polygon draw:style-name="gr4" draw:text-style-name="P3" draw:layer="layout" svg:width="0.123cm" svg:height="0cm" svg:x="1.908cm" svg:y="8.965cm" svg:viewBox="0 0 124 0" draw:points="124,0 0,0">
          <text:p/>
        </draw:polygon>
        <draw:line draw:style-name="gr5" draw:text-style-name="P2" draw:layer="layout" svg:x1="2.032cm" svg:y1="8.965cm" svg:x2="1.908cm" svg:y2="8.965cm">
          <text:p/>
        </draw:line>
        <draw:frame draw:style-name="gr6" draw:text-style-name="P5" draw:layer="layout" svg:width="0.352cm" svg:height="0.412cm" svg:x="1.561cm" svg:y="10.192cm">
          <draw:text-box>
            <text:p text:style-name="P4"><text:span text:style-name="T1">0</text:span></text:p>
          </draw:text-box>
        </draw:frame>
        <draw:polygon draw:style-name="gr4" draw:text-style-name="P3" draw:layer="layout" svg:width="0.123cm" svg:height="0cm" svg:x="1.908cm" svg:y="7.546cm" svg:viewBox="0 0 124 0" draw:points="124,0 0,0">
          <text:p/>
        </draw:polygon>
        <draw:line draw:style-name="gr5" draw:text-style-name="P2" draw:layer="layout" svg:x1="2.032cm" svg:y1="7.546cm" svg:x2="1.908cm" svg:y2="7.546cm">
          <text:p/>
        </draw:line>
        <draw:frame draw:style-name="gr6" draw:text-style-name="P5" draw:layer="layout" svg:width="0.352cm" svg:height="0.412cm" svg:x="1.561cm" svg:y="8.772cm">
          <draw:text-box>
            <text:p text:style-name="P4"><text:span text:style-name="T1">2</text:span></text:p>
          </draw:text-box>
        </draw:frame>
        <draw:polygon draw:style-name="gr4" draw:text-style-name="P3" draw:layer="layout" svg:width="0.123cm" svg:height="0cm" svg:x="1.908cm" svg:y="6.127cm" svg:viewBox="0 0 124 0" draw:points="124,0 0,0">
          <text:p/>
        </draw:polygon>
        <draw:line draw:style-name="gr5" draw:text-style-name="P2" draw:layer="layout" svg:x1="2.032cm" svg:y1="6.127cm" svg:x2="1.908cm" svg:y2="6.127cm">
          <text:p/>
        </draw:line>
        <draw:frame draw:style-name="gr6" draw:text-style-name="P5" draw:layer="layout" svg:width="0.352cm" svg:height="0.412cm" svg:x="1.561cm" svg:y="7.353cm">
          <draw:text-box>
            <text:p text:style-name="P4"><text:span text:style-name="T1">4</text:span></text:p>
          </draw:text-box>
        </draw:frame>
        <draw:polygon draw:style-name="gr4" draw:text-style-name="P3" draw:layer="layout" svg:width="0.123cm" svg:height="0cm" svg:x="1.908cm" svg:y="4.707cm" svg:viewBox="0 0 124 0" draw:points="124,0 0,0">
          <text:p/>
        </draw:polygon>
        <draw:line draw:style-name="gr5" draw:text-style-name="P2" draw:layer="layout" svg:x1="2.032cm" svg:y1="4.707cm" svg:x2="1.908cm" svg:y2="4.707cm">
          <text:p/>
        </draw:line>
        <draw:frame draw:style-name="gr6" draw:text-style-name="P5" draw:layer="layout" svg:width="0.352cm" svg:height="0.412cm" svg:x="1.561cm" svg:y="5.934cm">
          <draw:text-box>
            <text:p text:style-name="P4"><text:span text:style-name="T1">6</text:span></text:p>
          </draw:text-box>
        </draw:frame>
        <draw:polygon draw:style-name="gr4" draw:text-style-name="P3" draw:layer="layout" svg:width="0.123cm" svg:height="0cm" svg:x="1.908cm" svg:y="3.288cm" svg:viewBox="0 0 124 0" draw:points="124,0 0,0">
          <text:p/>
        </draw:polygon>
        <draw:line draw:style-name="gr5" draw:text-style-name="P2" draw:layer="layout" svg:x1="2.032cm" svg:y1="3.288cm" svg:x2="1.908cm" svg:y2="3.288cm">
          <text:p/>
        </draw:line>
        <draw:frame draw:style-name="gr6" draw:text-style-name="P5" draw:layer="layout" svg:width="0.352cm" svg:height="0.412cm" svg:x="1.561cm" svg:y="4.515cm">
          <draw:text-box>
            <text:p text:style-name="P4"><text:span text:style-name="T1">8</text:span></text:p>
          </draw:text-box>
        </draw:frame>
        <draw:polygon draw:style-name="gr4" draw:text-style-name="P3" draw:layer="layout" svg:width="0.123cm" svg:height="0cm" svg:x="1.908cm" svg:y="1.869cm" svg:viewBox="0 0 124 0" draw:points="124,0 0,0">
          <text:p/>
        </draw:polygon>
        <draw:line draw:style-name="gr5" draw:text-style-name="P2" draw:layer="layout" svg:x1="2.032cm" svg:y1="1.869cm" svg:x2="1.908cm" svg:y2="1.869cm">
          <text:p/>
        </draw:line>
        <draw:frame draw:style-name="gr6" draw:text-style-name="P5" draw:layer="layout" svg:width="0.451cm" svg:height="0.412cm" svg:x="1.336cm" svg:y="3.095cm">
          <draw:text-box>
            <text:p text:style-name="P4"><text:span text:style-name="T1">10</text:span></text:p>
          </draw:text-box>
        </draw:frame>
        <draw:frame draw:style-name="gr6" draw:text-style-name="P5" draw:layer="layout" svg:width="0.451cm" svg:height="0.412cm" svg:x="1.336cm" svg:y="1.676cm">
          <draw:text-box>
            <text:p text:style-name="P4"><text:span text:style-name="T1">12</text:span></text:p>
          </draw:text-box>
        </draw:frame>
        <draw:polyline draw:style-name="gr7" draw:text-style-name="P2" draw:layer="layout" svg:width="11.453cm" svg:height="8.535cm" svg:x="2.604cm" svg:y="1.889cm" svg:viewBox="0 0 11454 8536" draw:points="0,8536 116,8516 232,8494 347,8470 463,8445 579,8418 694,8390 810,8361 926,8332 1041,8301 1157,8270 1273,8238 1388,8206 1504,8173 1620,8140 1735,8107 1851,8075 1967,8042 2083,8009 2198,7977 2314,7945 2430,7913 2545,7881 2661,7850 2777,7820 2892,7790 3008,7760 3125,7731 3240,7703 3356,7675 3472,7648 3587,7621 3703,7595 3819,7569 3935,7544 4050,7519 4166,7495 4282,7471 4397,7447 4513,7423 4629,7400 4744,7377 4860,7354 4976,7330 5091,7306 5207,7283 5323,7258 5438,7233 5554,7208 5670,7182 5786,7154 5901,7126 6017,7097 6133,7066 6248,7033 6364,6999 6480,6963 6595,6925 6711,6885 6827,6842 6942,6797 7058,6748 7174,6697 7289,6642 7405,6584 7521,6522 7637,6455 7752,6385 7868,6310 7984,6230 8099,6145 8215,6055 8331,5959 8446,5857 8562,5749 8678,5634 8793,5512 8909,5384 9025,5247 9140,5103 9256,4951 9372,4790 9488,4621 9603,4442 9719,4253 9835,4054 9950,3846 10066,3626 10182,3395 10297,3153 10413,2898 10529,2632 10644,2351 10760,2059 10876,1752 10991,1432 11107,1097 11223,747 11339,382 11454,0">
          <text:p/>
        </draw:polyline>
        <draw:line draw:style-name="gr8" draw:text-style-name="P2" draw:layer="layout" svg:x1="2.032cm" svg:y1="10.85cm" svg:x2="2.032cm" svg:y2="1.463cm">
          <text:p/>
        </draw:line>
        <draw:line draw:style-name="gr8" draw:text-style-name="P2" draw:layer="layout" svg:x1="14.63cm" svg:y1="10.85cm" svg:x2="14.63cm" svg:y2="1.463cm">
          <text:p/>
        </draw:line>
        <draw:line draw:style-name="gr8" draw:text-style-name="P2" draw:layer="layout" svg:x1="2.032cm" svg:y1="10.85cm" svg:x2="14.63cm" svg:y2="10.85cm">
          <text:p/>
        </draw:line>
        <draw:line draw:style-name="gr8" draw:text-style-name="P2" draw:layer="layout" svg:x1="2.032cm" svg:y1="1.463cm" svg:x2="14.63cm" svg:y2="1.463cm">
          <text:p/>
        </draw:line>
        <draw:frame draw:style-name="gr6" draw:text-style-name="P5" draw:layer="layout" svg:width="2.144cm" svg:height="0.412cm" draw:transform="rotate (1.5707963267949) translate (0.785cm 7.232cm)">
          <draw:text-box>
            <text:p text:style-name="P4"><text:span text:style-name="T1">weiss_me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8T18:05:18.262745697</dc:date>
    <meta:editing-duration>P1DT20H1M33S</meta:editing-duration>
    <meta:editing-cycles>1</meta:editing-cycles>
    <meta:document-statistic meta:object-count="59"/>
    <meta:generator>LibreOffice/6.0.7.3$Linux_X86_64 LibreOffice_project/00m0$Build-3</meta:generator>
  </office:meta>
</office:document-meta>
</file>